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6.94pt"/>
    </style:style>
    <style:style style:name="co4" style:family="table-column">
      <style:table-column-properties fo:break-before="auto" style:column-width="104.14pt"/>
    </style:style>
    <style:style style:name="co5" style:family="table-column">
      <style:table-column-properties fo:break-before="auto" style:column-width="214.61pt"/>
    </style:style>
    <style:style style:name="co6" style:family="table-column">
      <style:table-column-properties fo:break-before="auto" style:column-width="2.81pt"/>
    </style:style>
    <style:style style:name="co7" style:family="table-column">
      <style:table-column-properties fo:break-before="auto" style:column-width="239.61pt"/>
    </style:style>
    <style:style style:name="co8" style:family="table-column">
      <style:table-column-properties fo:break-before="auto" style:column-width="247.24pt"/>
    </style:style>
    <style:style style:name="co9" style:family="table-column">
      <style:table-column-properties fo:break-before="auto" style:column-width="27.81pt"/>
    </style:style>
    <style:style style:name="co10" style:family="table-column">
      <style:table-column-properties fo:break-before="auto" style:column-width="344.44pt"/>
    </style:style>
    <style:style style:name="co11" style:family="table-column">
      <style:table-column-properties fo:break-before="auto" style:column-width="106.95pt"/>
    </style:style>
    <style:style style:name="co12" style:family="table-column">
      <style:table-column-properties fo:break-before="auto" style:column-width="359.0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39.74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5.24pt" fo:break-before="auto" style:use-optimal-row-height="false"/>
    </style:style>
    <style:style style:name="ro6" style:family="table-row">
      <style:table-row-properties style:row-height="20.24pt" fo:break-before="auto" style:use-optimal-row-height="false"/>
    </style:style>
    <style:style style:name="ro7" style:family="table-row">
      <style:table-row-properties style:row-height="124.5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ro9" style:family="table-row">
      <style:table-row-properties style:row-height="16.5pt" fo:break-before="auto" style:use-optimal-row-height="false"/>
    </style:style>
    <style:style style:name="ro10" style:family="table-row">
      <style:table-row-properties style:row-height="13.49pt" fo:break-before="auto" style:use-optimal-row-height="false"/>
    </style:style>
    <style:style style:name="ro11" style:family="table-row">
      <style:table-row-properties style:row-height="33.76pt" fo:break-before="auto" style:use-optimal-row-height="false"/>
    </style:style>
    <style:style style:name="ro12" style:family="table-row">
      <style:table-row-properties style:row-height="36pt" fo:break-before="auto" style:use-optimal-row-height="false"/>
    </style:style>
    <style:style style:name="ro13" style:family="table-row">
      <style:table-row-properties style:row-height="129.74pt" fo:break-before="auto" style:use-optimal-row-height="false"/>
    </style:style>
    <style:style style:name="ro14" style:family="table-row">
      <style:table-row-properties style:row-height="18.74pt" fo:break-before="auto" style:use-optimal-row-height="false"/>
    </style:style>
    <style:style style:name="ro15" style:family="table-row">
      <style:table-row-properties style:row-height="18pt" fo:break-before="auto" style:use-optimal-row-height="false"/>
    </style:style>
    <style:style style:name="ro16" style:family="table-row">
      <style:table-row-properties style:row-height="41.24pt" fo:break-before="auto" style:use-optimal-row-height="false"/>
    </style:style>
    <style:style style:name="ro17" style:family="table-row">
      <style:table-row-properties style:row-height="39pt" fo:break-before="auto" style:use-optimal-row-height="false"/>
    </style:style>
    <style:style style:name="ro18" style:family="table-row">
      <style:table-row-properties style:row-height="12.76pt" fo:break-before="auto" style:use-optimal-row-height="false"/>
    </style:style>
    <style:style style:name="ro19" style:family="table-row">
      <style:table-row-properties style:row-height="6.01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UnitTesting_5f_SheetTableHelper">
      <style:table-properties table:display="true" style:writing-mode="lr-tb"/>
    </style:style>
    <style:style style:name="ta3" style:family="table" style:master-page-name="PageStyle_5f_Hidden_5f_Backup_5f_Helper">
      <style:table-properties table:display="false" style:writing-mode="lr-tb"/>
    </style:style>
    <style:style style:name="ta4" style:family="table" style:master-page-name="PageStyle_5f_Hidden_5f_Backup_5f_ConstData">
      <style:table-properties table:display="fals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fo:background-color="#4285f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4285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.74pt" svg:stroke-color="#000000" draw:stroke-linejoin="round" draw:fill="solid" draw:fill-color="#ff9900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left="0pt" fo:margin-right="0pt" fo:margin-top="0pt" fo:margin-bottom="0pt" fo:line-height="100%" fo:text-align="center" fo:text-indent="0pt" style:writing-mode="lr-tb">
        <style:tab-stops>
          <style:tab-stop style:position="0pt"/>
        </style:tab-stops>
      </style:paragraph-properties>
    </style:style>
    <style:style style:name="P4" style:family="paragraph">
      <loext:graphic-properties draw:fill="solid" draw:fill-color="#ff9900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4pt" fo:letter-spacing="normal" fo:font-style="normal" style:text-underline-style="none" fo:font-weight="normal" style:font-family-asian="'Times New Roman'" style:font-size-asian="14pt" style:font-style-asian="normal" style:font-weight-asian="normal" style:font-family-complex="'Times New Roman'" style:font-size-complex="14pt" style:font-style-complex="normal" style:font-weight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normal" style:font-weight-complex="normal" style:font-style-asian="italic" style:font-style-complex="italic"/>
    </style:style>
    <style:style style:name="T4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2pt" style:font-size-complex="12pt" style:font-weight-asian="normal" style:font-weight-complex="normal" style:font-style-asian="normal" style:font-name="Arial"/>
    </style:style>
    <style:style style:name="T5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rial" style:font-size-asian="12pt" style:font-size-complex="12pt" style:font-weight-asian="normal" style:font-weight-complex="normal" style:font-style-asian="normal" style:font-name="Arial" fo:color="#4285f4"/>
    </style:style>
    <style:style style:name="T6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rial" style:font-size-asian="12pt" style:font-size-complex="12pt" style:font-weight-asian="normal" style:font-weight-complex="normal" style:font-style-asian="normal" style:font-name="Arial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TestSlot)" table:allow-empty-cell="true" table:display-list="unsorted" table:base-cell-address="Hidden_Backup_Helper.C35"/>
      </table:content-validation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Testing_SheetTableHelper" table:style-name="ta2">
        <table:table-column table:style-name="co1" table:number-columns-repeated="16" table:default-cell-style-name="Default"/>
        <table:table-column table:style-name="co2" table:number-columns-repeated="10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office:annotation draw:style-name="gr1" draw:text-style-name="P2" svg:width="280.6pt" svg:height="26.99pt" svg:x="221.7pt" svg:y="23.24pt" draw:caption-point-x="-11.54pt" draw:caption-point-y="-22.96pt">
              <dc:date>2022-10-09T00:00:00</dc:date>
              <text:p text:style-name="P1">⚠ Several recipient must be separate using coma (,)</text:p>
            </office:annotation>
            <text:p>User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DP-XXX</text:p>
          </table:table-cell>
          <table:table-cell table:style-name="ce1" office:value-type="string" calcext:value-type="string">
            <text:p>me@gmail.com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DP-XXX</text:p>
          </table:table-cell>
          <table:table-cell table:style-name="ce1" office:value-type="string" calcext:value-type="string">
            <text:p>other@gmail.com</text:p>
          </table:table-cell>
          <table:table-cell table:number-columns-repeated="11"/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Reulst</text:p>
          </table:table-cell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DP-XXX</text:p>
          </table:table-cell>
          <table:table-cell table:style-name="ce1" office:value-type="string" calcext:value-type="string">
            <text:p>someone@gmail.com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DP-XXX</text:p>
          </table:table-cell>
          <table:table-cell table:style-name="ce1" office:value-type="string" calcext:value-type="string">
            <text:p>jacky@gmail.com</text:p>
          </table:table-cell>
          <table:table-cell table:number-columns-repeated="1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me@gmail.com</text:p>
          </table:table-cell>
          <table:table-cell table:number-columns-repeated="11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other@gmail.com</text:p>
          </table:table-cell>
          <table:table-cell table:number-columns-repeated="11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someone@gmail.com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jacky@gmail.com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2</text:p>
          </table:table-cell>
          <table:table-cell table:style-name="ce1" office:value-type="string" calcext:value-type="string">
            <text:p>me@gmail.com</text:p>
          </table:table-cell>
          <table:table-cell table:number-columns-repeated="1021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WDP-456</text:p>
          </table:table-cell>
          <table:table-cell table:style-name="ce1" office:value-type="string" calcext:value-type="string">
            <text:p>baba@rhum.com</text:p>
          </table:table-cell>
          <table:table-cell table:number-columns-repeated="102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WDP-002</text:p>
          </table:table-cell>
          <table:table-cell table:style-name="ce1" office:value-type="string" calcext:value-type="string">
            <text:p>baba@rhum.com,me@gmail.com</text:p>
          </table:table-cell>
          <table:table-cell table:number-columns-repeated="4"/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office:annotation draw:style-name="gr1" draw:text-style-name="P2" svg:width="280.6pt" svg:height="26.99pt" svg:x="712.74pt" svg:y="196.5pt" draw:caption-point-x="-11.54pt" draw:caption-point-y="-22.99pt">
              <dc:date>2022-10-09T00:00:00</dc:date>
              <text:p text:style-name="P1">⚠ Several recipient must be separate using coma (,)</text:p>
            </office:annotation>
            <text:p>User</text:p>
          </table:table-cell>
          <table:table-cell table:number-columns-repeated="2"/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office:annotation draw:style-name="gr1" draw:text-style-name="P2" svg:width="213.99pt" svg:height="28.09pt" svg:x="1063.5pt" svg:y="195.96pt" draw:caption-point-x="-11.54pt" draw:caption-point-y="-22.45pt">
              <dc:date>2022-10-09T00:00:00</dc:date>
              <text:p text:style-name="P1">⚠ Several recipient must be separate using coma (,)</text:p>
            </office:annotation>
            <text:p>User</text:p>
          </table:table-cell>
          <table:table-cell table:number-columns-repeated="1009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jacky@gmail.com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DP-XXX</text:p>
          </table:table-cell>
          <table:table-cell table:style-name="ce1" office:value-type="string" calcext:value-type="string">
            <text:p>me@gmail.com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DP-XXX</text:p>
          </table:table-cell>
          <table:table-cell table:style-name="ce1" office:value-type="string" calcext:value-type="string">
            <text:p>me@gmail.com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DP-XXX</text:p>
          </table:table-cell>
          <table:table-cell table:style-name="ce1" office:value-type="string" calcext:value-type="string">
            <text:p>other@gmail.com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DP-XXX</text:p>
          </table:table-cell>
          <table:table-cell table:style-name="ce1" office:value-type="string" calcext:value-type="string">
            <text:p>other@gmail.com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DP-XXX</text:p>
          </table:table-cell>
          <table:table-cell table:style-name="ce1" office:value-type="string" calcext:value-type="string">
            <text:p>someone@gmail.com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DP-XXX</text:p>
          </table:table-cell>
          <table:table-cell table:style-name="ce1" office:value-type="string" calcext:value-type="string">
            <text:p>someone@gmail.com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DP-XXX</text:p>
          </table:table-cell>
          <table:table-cell table:style-name="ce1" office:value-type="string" calcext:value-type="string">
            <text:p>jacky@gmail.com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DP-XXX</text:p>
          </table:table-cell>
          <table:table-cell table:style-name="ce1" office:value-type="string" calcext:value-type="string">
            <text:p>jacky@gmail.com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me@gmail.com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me@gmail.com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other@gmail.com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other@gmail.com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someone@gmail.com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someone@gmail.com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jacky@gmail.com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jacky@gmail.com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2</text:p>
          </table:table-cell>
          <table:table-cell table:style-name="ce1" office:value-type="string" calcext:value-type="string">
            <text:p>me@gmail.com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2</text:p>
          </table:table-cell>
          <table:table-cell table:style-name="ce1" office:value-type="string" calcext:value-type="string">
            <text:p>me@gmail.com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WDP-456</text:p>
          </table:table-cell>
          <table:table-cell table:style-name="ce1" office:value-type="string" calcext:value-type="string">
            <text:p>baba@rhum.com</text:p>
          </table:table-cell>
          <table:table-cell table:number-columns-repeated="2"/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WDP-002</text:p>
          </table:table-cell>
          <table:table-cell table:style-name="ce1" office:value-type="string" calcext:value-type="string">
            <text:p>baba@rhum.com,me@gmail.com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WDP-002</text:p>
          </table:table-cell>
          <table:table-cell table:style-name="ce1" office:value-type="string" calcext:value-type="string">
            <text:p>baba@rhum.com,me@gmail.com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7"/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jacky@gmail.com</text:p>
          </table:table-cell>
          <table:table-cell table:number-columns-repeated="1014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76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Feuille 1'.$A$1" table:cell-range-address="$UnitTesting_SheetTableHelper.$A$1:.$C$13"/>
        </table:named-expressions>
      </table:table>
      <table:table table:name="Hidden_Backup_Helper" table:style-name="ta3"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3">
          <table:table-cell table:style-name="ce3" table:number-columns-repeated="2"/>
          <table:table-cell table:style-name="ce3">
            <draw:custom-shape table:end-cell-address="Hidden_Backup_Helper.C2" table:end-x="170.22pt" table:end-y="17.23pt" draw:z-index="0" draw:name="Shape 3" draw:style-name="gr2" draw:text-style-name="P4" svg:width="128.98pt" svg:height="53.97pt" svg:x="41.24pt" svg:y="3pt">
              <text:p text:style-name="P3"><text:span text:style-name="T1">Rese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6"/>
          <table:table-cell table:style-name="ce20" office:value-type="string" calcext:value-type="string">
            <text:p>Jira header</text:p>
          </table:table-cell>
          <table:table-cell table:style-name="ce20" office:value-type="string" calcext:value-type="string">
            <text:p>Gitlab header</text:p>
          </table:table-cell>
          <table:table-cell table:style-name="ce26" table:number-columns-repeated="2"/>
          <table:table-cell table:style-name="ce3" table:number-columns-repeated="21"/>
          <table:table-cell table:number-columns-repeated="995"/>
        </table:table-row>
        <table:table-row table:style-name="ro4">
          <table:table-cell table:style-name="ce3" table:number-columns-repeated="3"/>
          <table:table-cell table:style-name="ce26"/>
          <table:table-cell table:style-name="ce29" office:value-type="string" calcext:value-type="string">
            <text:p>Copy paste in <text:s/>TEXT mode</text:p>
          </table:table-cell>
          <table:table-cell table:style-name="ce29" office:value-type="string" calcext:value-type="string">
            <text:p>Tip : CTRL + MAJ + V = copy without format)</text:p>
          </table:table-cell>
          <table:table-cell table:style-name="ce26" table:number-columns-repeated="2"/>
          <table:table-cell table:style-name="ce3" table:number-columns-repeated="21"/>
          <table:table-cell table:number-columns-repeated="995"/>
        </table:table-row>
        <table:table-row table:style-name="ro5">
          <table:table-cell table:style-name="ce3" table:number-columns-repeated="3"/>
          <table:table-cell/>
          <table:table-cell table:style-name="ce22"/>
          <table:table-cell table:style-name="ce3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1" office:value-type="string" calcext:value-type="string">
            <text:p>Data</text:p>
          </table:table-cell>
          <table:table-cell table:style-name="ce27"/>
          <table:table-cell table:style-name="ce30" office:value-type="string" calcext:value-type="string">
            <text:p>Jira</text:p>
          </table:table-cell>
          <table:table-cell table:style-name="ce35" office:value-type="string" calcext:value-type="string">
            <text:p>Gitlab</text:p>
          </table:table-cell>
          <table:table-cell table:style-name="ce27"/>
          <table:table-cell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5" office:value-type="string" calcext:value-type="string">
            <text:p>title2</text:p>
          </table:table-cell>
          <table:table-cell table:style-name="ce12" office:value-type="string" calcext:value-type="string">
            <text:p>Jira ticket :</text:p>
          </table:table-cell>
          <table:table-cell table:style-name="ce27"/>
          <table:table-cell table:style-name="ce31" table:number-matrix-columns-spanned="1" table:number-matrix-rows-spanned="1" table:formula="of:=CONCATENATE(xlookup([.B5];TypeFormat;JiraFormat);[.C5])" office:value-type="string" office:string-value="" calcext:value-type="error">
            <text:p>#REF!</text:p>
          </table:table-cell>
          <table:table-cell table:style-name="ce36" table:number-matrix-columns-spanned="1" table:number-matrix-rows-spanned="1" table:formula="of:=CONCATENATE(xlookup([.$B5];TypeFormat;GitlabFormat);[.$C5])" office:value-type="string" office:string-value="" calcext:value-type="error">
            <text:p>#REF!</text:p>
          </table:table-cell>
          <table:table-cell table:style-name="ce27"/>
          <table:table-cell table:number-columns-repeated="1017"/>
        </table:table-row>
        <table:table-row table:style-name="ro3">
          <table:table-cell table:style-name="ce3"/>
          <table:table-cell table:style-name="ce6" office:value-type="string" calcext:value-type="string">
            <text:p>Jira Title</text:p>
          </table:table-cell>
          <table:table-cell table:style-name="ce13" office:value-type="string" calcext:value-type="string">
            <text:p>WDP-XXX</text:p>
          </table:table-cell>
          <table:table-cell table:style-name="ce27"/>
          <table:table-cell table:style-name="ce31" table:formula="of:=CONCATENATE(&quot;[&quot;;[.C6];&quot;- &quot;;[.C8];;&quot;|&quot;;&quot;https://fmlogistic.valiantys.net/browse/&quot;;[.C6];&quot;]&quot;)" office:value-type="string" office:string-value="[WDP-XXX- some description|https://fmlogistic.valiantys.net/browse/WDP-XXX]" calcext:value-type="string">
            <text:p>[WDP-XXX- some description|https://fmlogistic.valiantys.net/browse/WDP-XXX]</text:p>
          </table:table-cell>
          <table:table-cell table:style-name="ce36" table:formula="of:=CONCATENATE(&quot;[&quot;;[.C6];&quot;- &quot;;[.C8];;&quot;](&quot;;&quot;https://fmlogistic.valiantys.net/browse/&quot;;[.C6];&quot;)&quot;)" office:value-type="string" office:string-value="[WDP-XXX- some description](https://fmlogistic.valiantys.net/browse/WDP-XXX)" calcext:value-type="string">
            <text:p>[WDP-XXX- some description](https://fmlogistic.valiantys.net/browse/WDP-XXX)</text:p>
          </table:table-cell>
          <table:table-cell table:style-name="ce27"/>
          <table:table-cell/>
          <table:table-cell table:style-name="ce3"/>
          <table:table-cell table:number-columns-repeated="1015"/>
        </table:table-row>
        <table:table-row table:style-name="ro3">
          <table:table-cell table:style-name="ce3"/>
          <table:table-cell table:style-name="ce6"/>
          <table:table-cell table:style-name="ce14" office:value-type="string" calcext:value-type="string">
            <text:p><text:span text:style-name="T2">Short description</text:span></text:p>
            <text:p><text:span text:style-name="T3">Used for branch name, or merge request names, </text:span></text:p>
            <text:p><text:span text:style-name="T2">certificate of compliance folder name..</text:span></text:p>
          </table:table-cell>
          <table:table-cell table:style-name="ce27"/>
          <table:table-cell table:style-name="ce31"/>
          <table:table-cell table:style-name="ce36"/>
          <table:table-cell table:style-name="ce27"/>
          <table:table-cell/>
          <table:table-cell table:style-name="ce3"/>
          <table:table-cell table:number-columns-repeated="1015"/>
        </table:table-row>
        <table:table-row table:style-name="ro6">
          <table:table-cell table:style-name="ce3"/>
          <table:table-cell table:style-name="ce6" office:value-type="string" calcext:value-type="string">
            <text:p>Description</text:p>
          </table:table-cell>
          <table:table-cell table:style-name="ce13" office:value-type="string" calcext:value-type="string">
            <text:p>some description</text:p>
          </table:table-cell>
          <table:table-cell table:style-name="ce27"/>
          <table:table-cell table:style-name="ce31" table:number-columns-repeated="2"/>
          <table:table-cell table:style-name="ce27"/>
          <table:table-cell table:number-columns-repeated="1017"/>
        </table:table-row>
        <table:table-row table:style-name="ro1">
          <table:table-cell table:style-name="ce3"/>
          <table:table-cell table:style-name="ce5" office:value-type="string" calcext:value-type="string">
            <text:p>title</text:p>
          </table:table-cell>
          <table:table-cell table:style-name="ce12" office:value-type="string" calcext:value-type="string">
            <text:p>I reviewed my code : <text:s/></text:p>
          </table:table-cell>
          <table:table-cell table:style-name="ce27"/>
          <table:table-cell table:style-name="ce31" table:number-matrix-columns-spanned="1" table:number-matrix-rows-spanned="1" table:formula="of:=CONCATENATE(xlookup([.$B9];TypeFormat;JiraFormat);[.$C9];CONCATENATE(xlookup([.$C10];TypeFormat;JiraFormat)))" office:value-type="string" office:string-value="" calcext:value-type="error">
            <text:p>#REF!</text:p>
          </table:table-cell>
          <table:table-cell table:style-name="ce36" table:number-matrix-columns-spanned="1" table:number-matrix-rows-spanned="1" table:formula="of:=CONCATENATE(xlookup([.$B9];TypeFormat;GitlabFormat);[.$C9]; CONCATENATE(xlookup([.$C10];TypeFormat;GitlabFormat)))" office:value-type="string" office:string-value="" calcext:value-type="error">
            <text:p>#REF!</text:p>
          </table:table-cell>
          <table:table-cell table:style-name="ce27"/>
          <table:table-cell table:number-columns-repeated="1017"/>
        </table:table-row>
        <table:table-row table:style-name="ro6">
          <table:table-cell table:style-name="ce3"/>
          <table:table-cell table:style-name="ce7" office:value-type="string" calcext:value-type="string">
            <text:p>Personal agrement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27"/>
          <table:table-cell table:style-name="ce31" table:number-columns-repeated="2"/>
          <table:table-cell table:style-name="ce27"/>
          <table:table-cell table:number-columns-repeated="1017"/>
        </table:table-row>
        <table:table-row table:style-name="ro1">
          <table:table-cell table:style-name="ce3"/>
          <table:table-cell table:style-name="ce5" office:value-type="string" calcext:value-type="string">
            <text:p>title</text:p>
          </table:table-cell>
          <table:table-cell table:style-name="ce12" office:value-type="string" calcext:value-type="string">
            <text:p>Risk and impact : <text:s/></text:p>
          </table:table-cell>
          <table:table-cell table:style-name="ce27"/>
          <table:table-cell table:style-name="ce31" table:number-matrix-columns-spanned="1" table:number-matrix-rows-spanned="1" table:formula="of:=CONCATENATE(xlookup([.B11];TypeFormat;JiraFormat);[.C11])" office:value-type="string" office:string-value="" calcext:value-type="error">
            <text:p>#REF!</text:p>
          </table:table-cell>
          <table:table-cell table:style-name="ce36" table:number-matrix-columns-spanned="1" table:number-matrix-rows-spanned="1" table:formula="of:=CONCATENATE(xlookup([.$B11];TypeFormat;GitlabFormat);[.$C11])" office:value-type="string" office:string-value="" calcext:value-type="error">
            <text:p>#REF!</text:p>
          </table:table-cell>
          <table:table-cell table:style-name="ce27"/>
          <table:table-cell table:number-columns-repeated="1017"/>
        </table:table-row>
        <table:table-row table:style-name="ro7">
          <table:table-cell table:style-name="ce3" table:number-columns-repeated="2"/>
          <table:table-cell table:style-name="ce13" office:value-type="string" calcext:value-type="string">
            <text:p>Pieces of information</text:p>
          </table:table-cell>
          <table:table-cell table:style-name="ce27"/>
          <table:table-cell table:style-name="ce31" table:formula="of:=[.C12]" office:value-type="string" office:string-value="Pieces of information" calcext:value-type="string">
            <text:p>Pieces of information</text:p>
          </table:table-cell>
          <table:table-cell table:style-name="ce36" table:formula="of:=[.C12]" office:value-type="string" office:string-value="Pieces of information" calcext:value-type="string">
            <text:p>Pieces of information</text:p>
          </table:table-cell>
          <table:table-cell table:style-name="ce27"/>
          <table:table-cell table:number-columns-repeated="1017"/>
        </table:table-row>
        <table:table-row table:style-name="ro8">
          <table:table-cell table:style-name="ce3"/>
          <table:table-cell table:style-name="ce6"/>
          <table:table-cell table:style-name="ce16" office:value-type="string" calcext:value-type="string">
            <text:p>Development summary</text:p>
          </table:table-cell>
          <table:table-cell table:style-name="ce27"/>
          <table:table-cell table:style-name="ce31" table:number-columns-repeated="2"/>
          <table:table-cell table:style-name="ce27"/>
          <table:table-cell table:number-columns-repeated="1017"/>
        </table:table-row>
        <table:table-row table:style-name="ro9">
          <table:table-cell table:style-name="ce3"/>
          <table:table-cell table:style-name="ce8" office:value-type="string" calcext:value-type="string">
            <text:p>title</text:p>
          </table:table-cell>
          <table:table-cell table:style-name="ce17" office:value-type="string" calcext:value-type="string">
            <text:p>Describe what has been done :</text:p>
          </table:table-cell>
          <table:table-cell table:style-name="ce27"/>
          <table:table-cell table:style-name="ce31" table:number-matrix-columns-spanned="1" table:number-matrix-rows-spanned="1" table:formula="of:=CONCATENATE(xlookup([.B14];TypeFormat;JiraFormat);[.C14])" office:value-type="string" office:string-value="" calcext:value-type="error">
            <text:p>#REF!</text:p>
          </table:table-cell>
          <table:table-cell table:style-name="ce36" table:number-matrix-columns-spanned="1" table:number-matrix-rows-spanned="1" table:formula="of:=CONCATENATE(xlookup([.$B14];TypeFormat;GitlabFormat);[.$C14])" office:value-type="string" office:string-value="" calcext:value-type="error">
            <text:p>#REF!</text:p>
          </table:table-cell>
          <table:table-cell table:style-name="ce27"/>
          <table:table-cell table:number-columns-repeated="1017"/>
        </table:table-row>
        <table:table-row table:style-name="ro10">
          <table:table-cell table:style-name="ce3"/>
          <table:table-cell table:style-name="ce8" office:value-type="string" calcext:value-type="string">
            <text:p>title2</text:p>
          </table:table-cell>
          <table:table-cell table:style-name="ce12" office:value-type="string" calcext:value-type="string">
            <text:p>Technical description</text:p>
          </table:table-cell>
          <table:table-cell table:style-name="ce27"/>
          <table:table-cell table:style-name="ce31" table:number-matrix-columns-spanned="1" table:number-matrix-rows-spanned="1" table:formula="of:=CONCATENATE(xlookup([.B15];TypeFormat;JiraFormat);[.C15])" office:value-type="string" office:string-value="" calcext:value-type="error">
            <text:p>#REF!</text:p>
          </table:table-cell>
          <table:table-cell table:style-name="ce36" table:number-matrix-columns-spanned="1" table:number-matrix-rows-spanned="1" table:formula="of:=CONCATENATE(xlookup([.$B15];TypeFormat;GitlabFormat);[.$C15])" office:value-type="string" office:string-value="" calcext:value-type="error">
            <text:p>#REF!</text:p>
          </table:table-cell>
          <table:table-cell table:style-name="ce27"/>
          <table:table-cell table:number-columns-repeated="1017"/>
        </table:table-row>
        <table:table-row table:style-name="ro11">
          <table:table-cell table:style-name="ce3"/>
          <table:table-cell table:style-name="ce6"/>
          <table:table-cell table:style-name="ce13" office:value-type="string" calcext:value-type="string">
            <text:p>description</text:p>
          </table:table-cell>
          <table:table-cell table:style-name="ce27"/>
          <table:table-cell table:style-name="ce31" table:formula="of:=[.C16]" office:value-type="string" office:string-value="description" calcext:value-type="string">
            <text:p>description</text:p>
          </table:table-cell>
          <table:table-cell table:style-name="ce36" table:formula="of:=[.C16]" office:value-type="string" office:string-value="description" calcext:value-type="string">
            <text:p>description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title2</text:p>
          </table:table-cell>
          <table:table-cell table:style-name="ce12" office:value-type="string" calcext:value-type="string">
            <text:p>Functional description</text:p>
          </table:table-cell>
          <table:table-cell table:style-name="ce27"/>
          <table:table-cell table:style-name="ce31" table:number-matrix-columns-spanned="1" table:number-matrix-rows-spanned="1" table:formula="of:=CONCATENATE(xlookup([.B17];TypeFormat;JiraFormat);[.C17])" office:value-type="string" office:string-value="" calcext:value-type="error">
            <text:p>#REF!</text:p>
          </table:table-cell>
          <table:table-cell table:style-name="ce36" table:number-matrix-columns-spanned="1" table:number-matrix-rows-spanned="1" table:formula="of:=CONCATENATE(xlookup([.$B17];TypeFormat;GitlabFormat);[.$C17])" office:value-type="string" office:string-value="" calcext:value-type="error">
            <text:p>#REF!</text:p>
          </table:table-cell>
          <table:table-cell table:style-name="ce27"/>
          <table:table-cell table:number-columns-repeated="1017"/>
        </table:table-row>
        <table:table-row table:style-name="ro12">
          <table:table-cell table:style-name="ce3"/>
          <table:table-cell table:style-name="ce6"/>
          <table:table-cell table:style-name="ce13" office:value-type="string" calcext:value-type="string">
            <text:p>description</text:p>
          </table:table-cell>
          <table:table-cell table:style-name="ce27"/>
          <table:table-cell table:style-name="ce31" table:formula="of:=[.C18]" office:value-type="string" office:string-value="description" calcext:value-type="string">
            <text:p>description</text:p>
          </table:table-cell>
          <table:table-cell table:style-name="ce36" table:formula="of:=[.C18]" office:value-type="string" office:string-value="description" calcext:value-type="string">
            <text:p>description</text:p>
          </table:table-cell>
          <table:table-cell table:style-name="ce27"/>
          <table:table-cell table:number-columns-repeated="1017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Tests</text:p>
          </table:table-cell>
          <table:table-cell table:style-name="ce27"/>
          <table:table-cell table:style-name="ce31"/>
          <table:table-cell table:style-name="ce36"/>
          <table:table-cell table:style-name="ce27"/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title</text:p>
          </table:table-cell>
          <table:table-cell table:style-name="ce12" office:value-type="string" calcext:value-type="string">
            <text:p>Tests are validated</text:p>
          </table:table-cell>
          <table:table-cell table:style-name="ce27"/>
          <table:table-cell table:style-name="ce31" table:number-matrix-columns-spanned="1" table:number-matrix-rows-spanned="1" table:formula="of:=CONCATENATE(xlookup([.B20];TypeFormat;JiraFormat);[.C20];CONCATENATE(xlookup([.C21];TypeFormat;JiraFormat)))" office:value-type="string" office:string-value="" calcext:value-type="error">
            <text:p>#REF!</text:p>
          </table:table-cell>
          <table:table-cell table:style-name="ce36" table:number-matrix-columns-spanned="1" table:number-matrix-rows-spanned="1" table:formula="of:=CONCATENATE(xlookup([.$B20];TypeFormat;GitlabFormat);[.$C20];CONCATENATE(xlookup([.C21];TypeFormat;GitlabFormat)))" office:value-type="string" office:string-value="" calcext:value-type="error">
            <text:p>#REF!</text:p>
          </table:table-cell>
          <table:table-cell table:style-name="ce27"/>
          <table:table-cell table:number-columns-repeated="1017"/>
        </table:table-row>
        <table:table-row table:style-name="ro8">
          <table:table-cell table:style-name="ce3"/>
          <table:table-cell table:style-name="ce7" office:value-type="string" calcext:value-type="string">
            <text:p>Personal agrement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27"/>
          <table:table-cell table:style-name="ce31" table:number-columns-repeated="2"/>
          <table:table-cell table:style-name="ce27"/>
          <table:table-cell table:number-columns-repeated="1017"/>
        </table:table-row>
        <table:table-row table:style-name="ro8">
          <table:table-cell table:style-name="ce3"/>
          <table:table-cell table:style-name="ce7"/>
          <table:table-cell table:style-name="ce12" office:value-type="string" calcext:value-type="string">
            <text:p>Tests plan &amp;&amp; results</text:p>
          </table:table-cell>
          <table:table-cell table:style-name="ce27"/>
          <table:table-cell table:style-name="ce31" table:number-columns-repeated="2"/>
          <table:table-cell table:style-name="ce27"/>
          <table:table-cell table:number-columns-repeated="1017"/>
        </table:table-row>
        <table:table-row table:style-name="ro13">
          <table:table-cell table:style-name="ce3"/>
          <table:table-cell table:style-name="ce6" office:value-type="string" calcext:value-type="string">
            <text:p>Description</text:p>
          </table:table-cell>
          <table:table-cell table:style-name="ce13" office:value-type="string" calcext:value-type="string">
            <text:p>description</text:p>
          </table:table-cell>
          <table:table-cell table:style-name="ce27"/>
          <table:table-cell table:style-name="ce31" table:formula="of:=[.C23]" office:value-type="string" office:string-value="description" calcext:value-type="string">
            <text:p>description</text:p>
          </table:table-cell>
          <table:table-cell table:style-name="ce31" table:formula="of:=[.C23]" office:value-type="string" office:string-value="description" calcext:value-type="string">
            <text:p>description</text:p>
          </table:table-cell>
          <table:table-cell table:style-name="ce27"/>
          <table:table-cell table:number-columns-repeated="1017"/>
        </table:table-row>
        <table:table-row table:style-name="ro14">
          <table:table-cell table:style-name="ce3"/>
          <table:table-cell table:style-name="ce6"/>
          <table:table-cell table:style-name="ce12" office:value-type="string" calcext:value-type="string">
            <text:p>Automatic tests results link</text:p>
          </table:table-cell>
          <table:table-cell table:style-name="ce27"/>
          <table:table-cell table:style-name="ce31" table:number-columns-repeated="2"/>
          <table:table-cell table:style-name="ce27"/>
          <table:table-cell table:number-columns-repeated="1017"/>
        </table:table-row>
        <table:table-row table:style-name="ro8">
          <table:table-cell table:style-name="ce3"/>
          <table:table-cell table:style-name="ce9" office:value-type="string" calcext:value-type="string">
            <text:p>Link to test auto</text:p>
          </table:table-cell>
          <table:table-cell table:style-name="ce13" office:value-type="string" calcext:value-type="string">
            <text:p>Link</text:p>
          </table:table-cell>
          <table:table-cell table:style-name="ce27"/>
          <table:table-cell table:style-name="ce31" table:formula="of:=CONCATENATE(&quot;[&quot;;[.B25];&quot;|&quot;;[.C25];&quot;]&quot;)" office:value-type="string" office:string-value="[Link to test auto|Link]" calcext:value-type="string">
            <text:p>[Link to test auto|Link]</text:p>
          </table:table-cell>
          <table:table-cell table:style-name="ce31" table:formula="of:=CONCATENATE(&quot;[&quot;;[.B25];&quot;](&quot;;[.C25];&quot;)&quot;)" office:value-type="string" office:string-value="[Link to test auto](Link)" calcext:value-type="string">
            <text:p>[Link to test auto](Link)</text:p>
          </table:table-cell>
          <table:table-cell table:style-name="ce27"/>
          <table:table-cell table:number-columns-repeated="1017"/>
        </table:table-row>
        <table:table-row table:style-name="ro15">
          <table:table-cell table:style-name="ce3"/>
          <table:table-cell table:style-name="ce8" office:value-type="string" calcext:value-type="string">
            <text:p>title</text:p>
          </table:table-cell>
          <table:table-cell table:style-name="ce16" office:value-type="string" calcext:value-type="string">
            <text:p>Gitlab</text:p>
          </table:table-cell>
          <table:table-cell table:style-name="ce27"/>
          <table:table-cell table:style-name="ce31" table:number-matrix-columns-spanned="1" table:number-matrix-rows-spanned="1" table:formula="of:=CONCATENATE(xlookup([.B26];TypeFormat;JiraFormat);[.C26])" office:value-type="string" office:string-value="" calcext:value-type="error">
            <text:p>#REF!</text:p>
          </table:table-cell>
          <table:table-cell table:style-name="ce36" table:number-matrix-columns-spanned="1" table:number-matrix-rows-spanned="1" table:formula="of:=CONCATENATE(xlookup([.$B26];TypeFormat;GitlabFormat);[.$C26])" office:value-type="string" office:string-value="" calcext:value-type="error">
            <text:p>#REF!</text:p>
          </table:table-cell>
          <table:table-cell table:style-name="ce27"/>
          <table:table-cell table:number-columns-repeated="1017"/>
        </table:table-row>
        <table:table-row table:style-name="ro16">
          <table:table-cell table:style-name="ce3"/>
          <table:table-cell table:style-name="ce8" office:value-type="string" calcext:value-type="string">
            <text:p>title2</text:p>
          </table:table-cell>
          <table:table-cell table:style-name="ce18" office:value-type="string" calcext:value-type="string">
            <text:p>Merge request has a good title : </text:p>
            <text:p>(exemple : Feature/WDP-49: Implement Datamatrix)</text:p>
          </table:table-cell>
          <table:table-cell table:style-name="ce27"/>
          <table:table-cell table:style-name="ce31" table:number-matrix-columns-spanned="1" table:number-matrix-rows-spanned="1" table:formula="of:=CONCATENATE(xlookup([.B27];TypeFormat;JiraFormat);[.C27])" office:value-type="string" office:string-value="" calcext:value-type="error">
            <text:p>#REF!</text:p>
          </table:table-cell>
          <table:table-cell table:style-name="ce36" table:number-matrix-columns-spanned="1" table:number-matrix-rows-spanned="1" table:formula="of:=CONCATENATE(xlookup([.$B27];TypeFormat;GitlabFormat);[.$C27])" office:value-type="string" office:string-value="" calcext:value-type="error">
            <text:p>#REF!</text:p>
          </table:table-cell>
          <table:table-cell table:style-name="ce27"/>
          <table:table-cell table:number-columns-repeated="1017"/>
        </table:table-row>
        <table:table-row table:style-name="ro6">
          <table:table-cell table:style-name="ce3"/>
          <table:table-cell table:style-name="ce7" office:value-type="string" calcext:value-type="string">
            <text:p>Personal agrement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27"/>
          <table:table-cell table:style-name="ce31" table:number-matrix-columns-spanned="1" table:number-matrix-rows-spanned="1" table:formula="of:=CONCATENATE(xlookup([.$C28];TypeFormat;JiraFormat))" office:value-type="string" office:string-value="" calcext:value-type="error">
            <text:p>#REF!</text:p>
          </table:table-cell>
          <table:table-cell table:style-name="ce31" table:number-matrix-columns-spanned="1" table:number-matrix-rows-spanned="1" table:formula="of:=CONCATENATE(xlookup([.$C28];TypeFormat;GitlabFormat))" office:value-type="string" office:string-value="" calcext:value-type="error">
            <text:p>#REF!</text:p>
          </table:table-cell>
          <table:table-cell table:style-name="ce27"/>
          <table:table-cell table:number-columns-repeated="1017"/>
        </table:table-row>
        <table:table-row table:style-name="ro6">
          <table:table-cell table:style-name="ce3"/>
          <table:table-cell table:style-name="ce5" office:value-type="string" calcext:value-type="string">
            <text:p>type</text:p>
          </table:table-cell>
          <table:table-cell table:style-name="ce1" office:value-type="string" calcext:value-type="string">
            <text:p>Feature</text:p>
          </table:table-cell>
          <table:table-cell table:style-name="ce27"/>
          <table:table-cell table:style-name="ce31" table:formula="of:=CONCATENATE(&quot;{noformat}&quot;;[.C29];&quot;/&quot;;[.C6];&quot;: &quot;;[.C8];&quot;{noformat}&quot;)" office:value-type="string" office:string-value="{noformat}Feature/WDP-XXX: some description{noformat}" calcext:value-type="string">
            <text:p>{noformat}Feature/WDP-XXX: some description{noformat}</text:p>
          </table:table-cell>
          <table:table-cell table:style-name="ce31" table:formula="of:=CONCATENATE([.C29];&quot;/&quot;;[.C6];&quot;: &quot;;[.C8])" office:value-type="string" office:string-value="Feature/WDP-XXX: some description" calcext:value-type="string">
            <text:p>Feature/WDP-XXX: some description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3"/>
          <table:table-cell table:style-name="ce5" office:value-type="string" calcext:value-type="string">
            <text:p>title2</text:p>
          </table:table-cell>
          <table:table-cell table:style-name="ce12" office:value-type="string" calcext:value-type="string">
            <text:p>Staging Merge request link</text:p>
          </table:table-cell>
          <table:table-cell table:style-name="ce27"/>
          <table:table-cell table:style-name="ce31" table:number-matrix-columns-spanned="1" table:number-matrix-rows-spanned="1" table:formula="of:=CONCATENATE(xlookup([.B30];TypeFormat;JiraFormat);[.C30])" office:value-type="string" office:string-value="" calcext:value-type="error">
            <text:p>#REF!</text:p>
          </table:table-cell>
          <table:table-cell table:style-name="ce36" table:number-matrix-columns-spanned="1" table:number-matrix-rows-spanned="1" table:formula="of:=CONCATENATE(xlookup([.$B30];TypeFormat;GitlabFormat);[.$C30])" office:value-type="string" office:string-value="" calcext:value-type="error">
            <text:p>#REF!</text:p>
          </table:table-cell>
          <table:table-cell table:style-name="ce27"/>
          <table:table-cell table:number-columns-repeated="1017"/>
        </table:table-row>
        <table:table-row table:style-name="ro17">
          <table:table-cell table:style-name="ce3"/>
          <table:table-cell table:style-name="ce9" office:value-type="string" calcext:value-type="string">
            <text:p>Staging Merge request</text:p>
          </table:table-cell>
          <table:table-cell table:style-name="ce13" office:value-type="string" calcext:value-type="string">
            <text:p>Link</text:p>
          </table:table-cell>
          <table:table-cell table:style-name="ce27"/>
          <table:table-cell table:style-name="ce31" table:formula="of:=CONCATENATE(&quot;[&quot;;[.B31];&quot;|&quot;;[.C31];&quot;]&quot;)" office:value-type="string" office:string-value="[Staging Merge request|Link]" calcext:value-type="string">
            <text:p>[Staging Merge request|Link]</text:p>
          </table:table-cell>
          <table:table-cell table:style-name="ce36" table:formula="of:=CONCATENATE(&quot;[&quot;;[.B31];&quot;](&quot;;[.C31];&quot;)&quot;)" office:value-type="string" office:string-value="[Staging Merge request](Link)" calcext:value-type="string">
            <text:p>[Staging Merge request](Link)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3"/>
          <table:table-cell table:style-name="ce5" office:value-type="string" calcext:value-type="string">
            <text:p>title2</text:p>
          </table:table-cell>
          <table:table-cell table:style-name="ce12" office:value-type="string" calcext:value-type="string">
            <text:p>Master Merge Request link</text:p>
          </table:table-cell>
          <table:table-cell table:style-name="ce27"/>
          <table:table-cell table:style-name="ce31" table:number-matrix-columns-spanned="1" table:number-matrix-rows-spanned="1" table:formula="of:=CONCATENATE(xlookup([.B32];TypeFormat;JiraFormat);[.C32])" office:value-type="string" office:string-value="" calcext:value-type="error">
            <text:p>#REF!</text:p>
          </table:table-cell>
          <table:table-cell table:style-name="ce36" table:number-matrix-columns-spanned="1" table:number-matrix-rows-spanned="1" table:formula="of:=CONCATENATE(xlookup([.$B32];TypeFormat;GitlabFormat);[.$C32])" office:value-type="string" office:string-value="" calcext:value-type="error">
            <text:p>#REF!</text:p>
          </table:table-cell>
          <table:table-cell table:style-name="ce27"/>
          <table:table-cell/>
          <table:table-cell table:style-name="ce38" office:value-type="string" calcext:value-type="string">
            <text:p>COMMING ONE DAY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9" office:value-type="string" calcext:value-type="string">
            <text:p>Master Merge Request</text:p>
          </table:table-cell>
          <table:table-cell table:style-name="ce13" office:value-type="string" calcext:value-type="string">
            <text:p>Link</text:p>
          </table:table-cell>
          <table:table-cell table:style-name="ce27"/>
          <table:table-cell table:style-name="ce31" table:formula="of:=CONCATENATE(&quot;[&quot;;[.B33];&quot;|&quot;;[.C33];&quot;]&quot;)" office:value-type="string" office:string-value="[Master Merge Request|Link]" calcext:value-type="string">
            <text:p>[Master Merge Request|Link]</text:p>
          </table:table-cell>
          <table:table-cell table:style-name="ce36" table:formula="of:=CONCATENATE(&quot;[&quot;;[.B33];&quot;](&quot;;[.C33];&quot;)&quot;)" office:value-type="string" office:string-value="[Master Merge Request](Link)" calcext:value-type="string">
            <text:p>[Master Merge Request](Link)</text:p>
          </table:table-cell>
          <table:table-cell table:style-name="ce27"/>
          <table:table-cell/>
          <table:table-cell table:style-name="ce39" office:value-type="string" calcext:value-type="string">
            <text:p>ICI : BOUTON CREATE MERGE REQUESTS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 office:value-type="string" calcext:value-type="string">
            <text:p>title2</text:p>
          </table:table-cell>
          <table:table-cell table:style-name="ce16" office:value-type="string" calcext:value-type="string">
            <text:p>Gitlab Branch </text:p>
          </table:table-cell>
          <table:table-cell table:style-name="ce27"/>
          <table:table-cell table:style-name="ce31" table:number-matrix-columns-spanned="1" table:number-matrix-rows-spanned="1" table:formula="of:=CONCATENATE(xlookup([.B34];TypeFormat;JiraFormat);[.C34])" office:value-type="string" office:string-value="" calcext:value-type="error">
            <text:p>#REF!</text:p>
          </table:table-cell>
          <table:table-cell table:style-name="ce36" table:number-matrix-columns-spanned="1" table:number-matrix-rows-spanned="1" table:formula="of:=CONCATENATE(xlookup([.$B34];TypeFormat;GitlabFormat);[.$C34])" office:value-type="string" office:string-value="" calcext:value-type="error">
            <text:p>#REF!</text:p>
          </table:table-cell>
          <table:table-cell table:style-name="ce27"/>
          <table:table-cell table:number-columns-repeated="1017"/>
        </table:table-row>
        <table:table-row table:style-name="ro11">
          <table:table-cell table:style-name="ce3"/>
          <table:table-cell table:style-name="ce6" office:value-type="string" calcext:value-type="string">
            <text:p>#test slot (if exist)</text:p>
          </table:table-cell>
          <table:table-cell table:style-name="ce13" table:content-validation-name="val1" office:value-type="string" calcext:value-type="string">
            <text:p>NONE</text:p>
          </table:table-cell>
          <table:table-cell table:style-name="ce27"/>
          <table:table-cell table:style-name="ce31" table:formula="of:=IFERROR(__xludf.dummyfunction(&quot;CONCATENATE(&quot;&quot;{noformat}&quot;&quot;,C6,&quot;&quot;_&quot;&quot;,REGEXREPLACE(C8,&quot;&quot;\s+&quot;&quot;,&quot;&quot;-&quot;&quot;),$C35,&quot;&quot;{noformat}&quot;&quot;)&quot;);&quot;{noformat}WDP-XXX_some-descriptionNONE{noformat}&quot;)" office:value-type="string" office:string-value="{noformat}WDP-XXX_some-descriptionNONE{noformat}" calcext:value-type="string">
            <text:p>{noformat}WDP-XXX_some-descriptionNONE{noformat}</text:p>
          </table:table-cell>
          <table:table-cell table:style-name="ce31" table:formula="of:=IFERROR(__xludf.dummyfunction(&quot;CONCATENATE(C6,&quot;&quot;_&quot;&quot;,REGEXREPLACE(C8,&quot;&quot;\s+&quot;&quot;,&quot;&quot;-&quot;&quot;),$C35)&quot;);&quot;WDP-XXX_some-descriptionNONE&quot;)" office:value-type="string" office:string-value="WDP-XXX_some-descriptionNONE" calcext:value-type="string">
            <text:p>WDP-XXX_some-descriptionNONE</text:p>
          </table:table-cell>
          <table:table-cell table:style-name="ce27"/>
          <table:table-cell/>
          <table:table-cell table:style-name="ce39" office:value-type="string" calcext:value-type="string">
            <text:p>ICI : BOUTON CREATE BRANCHE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 office:value-type="string" calcext:value-type="string">
            <text:p>title</text:p>
          </table:table-cell>
          <table:table-cell table:style-name="ce12" office:value-type="string" calcext:value-type="string">
            <text:p>Version :</text:p>
          </table:table-cell>
          <table:table-cell table:style-name="ce27"/>
          <table:table-cell table:style-name="ce31" table:number-matrix-columns-spanned="1" table:number-matrix-rows-spanned="1" table:formula="of:=CONCATENATE(xlookup([.B36];TypeFormat;JiraFormat);[.C36])" office:value-type="string" office:string-value="" calcext:value-type="error">
            <text:p>#REF!</text:p>
          </table:table-cell>
          <table:table-cell table:style-name="ce36" table:number-matrix-columns-spanned="1" table:number-matrix-rows-spanned="1" table:formula="of:=CONCATENATE(xlookup([.$B36];TypeFormat;GitlabFormat);[.$C36])" office:value-type="string" office:string-value="" calcext:value-type="error">
            <text:p>#REF!</text:p>
          </table:table-cell>
          <table:table-cell table:style-name="ce27"/>
          <table:table-cell/>
          <table:table-cell table:style-name="ce3"/>
          <table:table-cell table:number-columns-repeated="1015"/>
        </table:table-row>
        <table:table-row table:style-name="ro8">
          <table:table-cell table:style-name="ce3"/>
          <table:table-cell table:style-name="ce10" office:value-type="string" calcext:value-type="string">
            <text:p>number ? </text:p>
            <text:p>First = 1</text:p>
          </table:table-cell>
          <table:table-cell table:style-name="ce19" office:value-type="float" office:value="1" calcext:value-type="float">
            <text:p>1</text:p>
          </table:table-cell>
          <table:table-cell table:style-name="ce27"/>
          <table:table-cell table:style-name="ce31" table:formula="of:=[.C37]" office:value-type="float" office:value="1" calcext:value-type="float">
            <text:p>1</text:p>
          </table:table-cell>
          <table:table-cell table:style-name="ce36" table:formula="of:=[.C37]" office:value-type="float" office:value="1" calcext:value-type="float">
            <text:p>1</text:p>
          </table:table-cell>
          <table:table-cell table:style-name="ce27"/>
          <table:table-cell/>
          <table:table-cell table:style-name="ce3"/>
          <table:table-cell table:number-columns-repeated="1015"/>
        </table:table-row>
        <table:table-row table:style-name="ro18">
          <table:table-cell table:style-name="ce3"/>
          <table:table-cell table:style-name="ce5" office:value-type="string" calcext:value-type="string">
            <text:p>ending</text:p>
          </table:table-cell>
          <table:table-cell table:style-name="ce6"/>
          <table:table-cell table:style-name="ce27"/>
          <table:table-cell table:style-name="ce32" table:number-matrix-columns-spanned="1" table:number-matrix-rows-spanned="1" table:formula="of:=CONCATENATE(xlookup([.B38];TypeFormat;JiraFormat);[.C38])" office:value-type="string" office:string-value="" calcext:value-type="error">
            <text:p>#REF!</text:p>
          </table:table-cell>
          <table:table-cell table:style-name="ce32" table:number-matrix-columns-spanned="1" table:number-matrix-rows-spanned="1" table:formula="of:=CONCATENATE(xlookup([.B38];TypeFormat;GitlabFormat))" office:value-type="string" office:string-value="" calcext:value-type="error">
            <text:p>#REF!</text:p>
          </table:table-cell>
          <table:table-cell table:style-name="ce27"/>
          <table:table-cell/>
          <table:table-cell table:style-name="ce3"/>
          <table:table-cell table:number-columns-repeated="1015"/>
        </table:table-row>
        <table:table-row table:style-name="ro19">
          <table:table-cell table:style-name="ce4" table:number-columns-repeated="3"/>
          <table:table-cell table:style-name="ce28"/>
          <table:table-cell table:style-name="ce33"/>
          <table:table-cell table:style-name="ce4"/>
          <table:table-cell table:style-name="ce28" table:number-columns-repeated="2"/>
          <table:table-cell table:style-name="ce4"/>
          <table:table-cell table:style-name="ce28" table:number-columns-repeated="20"/>
          <table:table-cell table:number-columns-repeated="995"/>
        </table:table-row>
        <table:table-row table:style-name="ro1">
          <table:table-cell table:style-name="ce3" table:number-columns-repeated="3"/>
          <table:table-cell/>
          <table:table-cell table:style-name="ce22"/>
          <table:table-cell table:style-name="ce3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 office:value-type="string" calcext:value-type="string">
            <text:p>Certificate of compliance</text:p>
          </table:table-cell>
          <table:table-cell/>
          <table:table-cell table:style-name="ce22"/>
          <table:table-cell table:style-name="ce3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2" office:value-type="string" calcext:value-type="string">
            <text:p>Folder name</text:p>
          </table:table-cell>
          <table:table-cell/>
          <table:table-cell table:style-name="ce34" table:formula="of:=[.C6] &amp; &quot; - &quot; &amp; [.C8]" office:value-type="string" office:string-value="WDP-XXX - some description" calcext:value-type="string">
            <text:p>WDP-XXX - some description</text:p>
          </table:table-cell>
          <table:table-cell table:style-name="ce3"/>
          <table:table-cell table:number-columns-repeated="2"/>
          <table:table-cell table:style-name="ce38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2" office:value-type="string" calcext:value-type="string">
            <text:p>Folder description</text:p>
          </table:table-cell>
          <table:table-cell/>
          <table:table-cell table:style-name="ce34" table:formula="of:=&quot;Folder for certificate of compliance&quot; &amp; CHAR(10) &amp; [.E6] &amp; CHAR(10)&amp; [.E33]&amp; CHAR(10) &amp; [.E31]&amp; CHAR(10)" office:value-type="string" office:string-value="Folder for certificate of compliance&#10;[WDP-XXX- some description|https://fmlogistic.valiantys.net/browse/WDP-XXX]&#10;[Master Merge Request|Link]&#10;[Staging Merge request|Link]&#10;" calcext:value-type="string">
            <text:p>Folder for certificate of compliance</text:p>
            <text:p>[WDP-XXX- some description|https://fmlogistic.valiantys.net/browse/WDP-XXX]</text:p>
            <text:p>[Master Merge Request|Link]</text:p>
            <text:p>[Staging Merge request|Link]</text:p>
            <text:p/>
          </table:table-cell>
          <table:table-cell table:style-name="ce3">
            <draw:custom-shape table:end-cell-address="Hidden_Backup_Helper.F46" table:end-x="241.46pt" table:end-y="5.98pt" draw:z-index="1" draw:name="Shape 4" draw:style-name="gr2" draw:text-style-name="P4" svg:width="226.46pt" svg:height="53.23pt" svg:x="15pt" svg:y="0pt">
              <text:p text:style-name="P3"><text:span text:style-name="T1">Initialize certificat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2" office:value-type="string" calcext:value-type="string">
            <text:p>File name</text:p>
          </table:table-cell>
          <table:table-cell/>
          <table:table-cell table:style-name="ce34" table:formula="of:=[.C6] &amp; &quot; - &quot; &amp;[.C41]" office:value-type="string" office:string-value="WDP-XXX - Certificate of compliance" calcext:value-type="string">
            <text:p>WDP-XXX - Certificate of complianc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2"/>
          <table:table-cell table:number-columns-repeated="2"/>
          <table:table-cell table:style-name="ce22"/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2" office:value-type="string" calcext:value-type="string">
            <text:p>field to replace</text:p>
          </table:table-cell>
          <table:table-cell/>
          <table:table-cell table:style-name="ce22"/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{{APPLICATION}}</text:p>
          </table:table-cell>
          <table:table-cell/>
          <table:table-cell table:style-name="ce22"/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22" office:value-type="string" calcext:value-type="string">
            <text:p>WDP</text:p>
          </table:table-cell>
          <table:table-cell/>
          <table:table-cell table:style-name="ce22"/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23" office:value-type="string" calcext:value-type="string">
            <text:p>{{APP_VERSION}}</text:p>
          </table:table-cell>
          <table:table-cell/>
          <table:table-cell table:style-name="ce22"/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22" office:value-type="string" calcext:value-type="string">
            <text:p>RELEASE-XXX</text:p>
          </table:table-cell>
          <table:table-cell/>
          <table:table-cell table:style-name="ce22"/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{{DATE_FILE}}</text:p>
          </table:table-cell>
          <table:table-cell/>
          <table:table-cell table:style-name="ce22"/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24" table:formula="of:=NOW()" office:value-type="date" office:date-value="2022-10-09T16:12:18.483003" calcext:value-type="date">
            <text:p>09/10/2022</text:p>
          </table:table-cell>
          <table:table-cell/>
          <table:table-cell table:style-name="ce22"/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23" office:value-type="string" calcext:value-type="string">
            <text:p>{{DOCUMENT_VERSION}}</text:p>
          </table:table-cell>
          <table:table-cell/>
          <table:table-cell table:style-name="ce22"/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22"/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23" office:value-type="string" calcext:value-type="string">
            <text:p>{{PROJECT_NAME_OR_CODE}}</text:p>
          </table:table-cell>
          <table:table-cell/>
          <table:table-cell table:style-name="ce22"/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WDP-XXX - Certificate of compliance</text:p>
          </table:table-cell>
          <table:table-cell/>
          <table:table-cell table:style-name="ce22"/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23" office:value-type="string" calcext:value-type="string">
            <text:p>{{DESCRIPTION}}</text:p>
          </table:table-cell>
          <table:table-cell/>
          <table:table-cell table:style-name="ce22"/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25" office:value-type="string" calcext:value-type="string">
            <text:p>some description</text:p>
            <text:p>Technical description : description</text:p>
            <text:p>Functional description : description</text:p>
          </table:table-cell>
          <table:table-cell/>
          <table:table-cell table:style-name="ce22"/>
          <table:table-cell table:style-name="ce3"/>
          <table:table-cell table:number-columns-repeated="1018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dden_Backup_ConstData" table:style-name="ta4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5" table:default-cell-style-name="Default"/>
        <table:table-column table:style-name="co1" table:number-columns-repeated="998" table:default-cell-style-name="Default"/>
        <table:table-row table:style-name="ro1">
          <table:table-cell table:style-name="ce40" office:value-type="string" calcext:value-type="string">
            <text:p><text:span text:style-name="T4">Please use </text:span><text:span text:style-name="T5">"Named Range"</text:span><text:span text:style-name="T6"> (in Data =&gt; Named Range) for adding or removing value in the combo box</text:span>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41" office:value-type="string" calcext:value-type="string">
            <text:p>TypeFormat</text:p>
          </table:table-cell>
          <table:table-cell table:style-name="ce41" office:value-type="string" calcext:value-type="string">
            <text:p>JiraFormat</text:p>
          </table:table-cell>
          <table:table-cell table:style-name="ce41" office:value-type="string" calcext:value-type="string">
            <text:p>Gitlab Format</text:p>
          </table:table-cell>
          <table:table-cell table:style-name="ce1"/>
          <table:table-cell table:style-name="ce41" office:value-type="string" calcext:value-type="string">
            <text:p>Type Merge</text:p>
          </table:table-cell>
          <table:table-cell table:style-name="ce45" office:value-type="string" calcext:value-type="string">
            <text:p>Type Validation</text:p>
          </table:table-cell>
          <table:table-cell/>
          <table:table-cell table:style-name="ce45" office:value-type="string" calcext:value-type="string">
            <text:p>TestSlot</text:p>
          </table:table-cell>
          <table:table-cell table:number-columns-repeated="2"/>
          <table:table-cell table:style-name="ce45" office:value-type="string" calcext:value-type="string">
            <text:p>NEW_DRIVE_NAME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title</text:p>
          </table:table-cell>
          <table:table-cell table:style-name="ce42" office:value-type="string" calcext:value-type="string">
            <text:p>h2. </text:p>
          </table:table-cell>
          <table:table-cell table:style-name="ce42" office:value-type="string" calcext:value-type="string">
            <text:p>## </text:p>
          </table:table-cell>
          <table:table-cell table:style-name="ce1"/>
          <table:table-cell table:style-name="ce44" office:value-type="string" calcext:value-type="string">
            <text:p>NONE</text:p>
          </table:table-cell>
          <table:table-cell table:style-name="ce46" office:value-type="string" calcext:value-type="string">
            <text:p>NONE</text:p>
          </table:table-cell>
          <table:table-cell/>
          <table:table-cell table:style-name="ce44" office:value-type="string" calcext:value-type="string">
            <text:p>#test0</text:p>
          </table:table-cell>
          <table:table-cell/>
          <table:table-cell table:style-name="ce1" office:value-type="string" calcext:value-type="string">
            <text:p>GDrive folder name</text:p>
          </table:table-cell>
          <table:table-cell table:style-name="ce49" table:formula="of:=helper [.E42]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title2</text:p>
          </table:table-cell>
          <table:table-cell table:style-name="ce42" office:value-type="string" calcext:value-type="string">
            <text:p>h4.</text:p>
          </table:table-cell>
          <table:table-cell table:style-name="ce42" office:value-type="string" calcext:value-type="string">
            <text:p>### </text:p>
          </table:table-cell>
          <table:table-cell table:style-name="ce1"/>
          <table:table-cell table:style-name="ce42" office:value-type="string" calcext:value-type="string">
            <text:p>Feature</text:p>
          </table:table-cell>
          <table:table-cell table:style-name="ce46" office:value-type="string" calcext:value-type="string">
            <text:p>NO</text:p>
          </table:table-cell>
          <table:table-cell/>
          <table:table-cell table:style-name="ce4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42" table:formula="of:=TRUE()" office:value-type="float" office:value="1" calcext:value-type="float">
            <text:p>1</text:p>
          </table:table-cell>
          <table:table-cell table:style-name="ce42" office:value-type="string" calcext:value-type="string">
            <text:p>(/)</text:p>
          </table:table-cell>
          <table:table-cell table:style-name="ce42" office:value-type="string" calcext:value-type="string">
            <text:p>✅</text:p>
          </table:table-cell>
          <table:table-cell/>
          <table:table-cell table:style-name="ce42" office:value-type="string" calcext:value-type="string">
            <text:p>Evolution</text:p>
          </table:table-cell>
          <table:table-cell table:style-name="ce47" office:value-type="string" calcext:value-type="string">
            <text:p>YES</text:p>
          </table:table-cell>
          <table:table-cell/>
          <table:table-cell table:style-name="ce42" office:value-type="string" calcext:value-type="string">
            <text:p>#test1</text:p>
          </table:table-cell>
          <table:table-cell table:number-columns-repeated="2"/>
          <table:table-cell table:style-name="ce45" office:value-type="string" calcext:value-type="string">
            <text:p>ROOT_DRIVE_ID</text:p>
          </table:table-cell>
          <table:table-cell table:number-columns-repeated="1013"/>
        </table:table-row>
        <table:table-row table:style-name="ro1">
          <table:table-cell table:style-name="ce42" table:formula="of:=FALSE()" office:value-type="float" office:value="0" calcext:value-type="float">
            <text:p>0</text:p>
          </table:table-cell>
          <table:table-cell table:style-name="ce42" office:value-type="string" calcext:value-type="string">
            <text:p>(x)</text:p>
          </table:table-cell>
          <table:table-cell table:style-name="ce42" office:value-type="string" calcext:value-type="string">
            <text:p>❌</text:p>
          </table:table-cell>
          <table:table-cell/>
          <table:table-cell table:style-name="ce43" office:value-type="string" calcext:value-type="string">
            <text:p>Refactor</text:p>
          </table:table-cell>
          <table:table-cell table:number-columns-repeated="2"/>
          <table:table-cell table:style-name="ce42" office:value-type="string" calcext:value-type="string">
            <text:p>#test2</text:p>
          </table:table-cell>
          <table:table-cell/>
          <table:table-cell table:style-name="ce1" office:value-type="string" calcext:value-type="string">
            <text:p>Id Gdrive to add folder</text:p>
          </table:table-cell>
          <table:table-cell table:style-name="ce49" office:value-type="string" calcext:value-type="string">
            <text:p>121QpYWzqgiM5CBFNfWUuSYGCUJd1WziT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ending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number-columns-repeated="4"/>
          <table:table-cell table:style-name="ce42" office:value-type="string" calcext:value-type="string">
            <text:p>#test3</text:p>
          </table:table-cell>
          <table:table-cell table:number-columns-repeated="1016"/>
        </table:table-row>
        <table:table-row table:style-name="ro1">
          <table:table-cell table:style-name="ce43" office:value-type="string" calcext:value-type="string">
            <text:p>NONE</text:p>
          </table:table-cell>
          <table:table-cell table:style-name="ce43" office:value-type="string" calcext:value-type="string">
            <text:p>(?)</text:p>
          </table:table-cell>
          <table:table-cell table:style-name="ce43" office:value-type="string" calcext:value-type="string">
            <text:p>❓</text:p>
          </table:table-cell>
          <table:table-cell table:number-columns-repeated="4"/>
          <table:table-cell table:style-name="ce42" office:value-type="string" calcext:value-type="string">
            <text:p>#test4</text:p>
          </table:table-cell>
          <table:table-cell table:number-columns-repeated="2"/>
          <table:table-cell table:style-name="ce45" office:value-type="string" calcext:value-type="string">
            <text:p>NEW_DRIVE_DESCRIPTIO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2" office:value-type="string" calcext:value-type="string">
            <text:p>#test5</text:p>
          </table:table-cell>
          <table:table-cell/>
          <table:table-cell table:style-name="ce1" office:value-type="string" calcext:value-type="string">
            <text:p>Add description in folder</text:p>
          </table:table-cell>
          <table:table-cell table:style-name="ce49" table:formula="of:=helper [.E43]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2" office:value-type="string" calcext:value-type="string">
            <text:p>#test6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2" office:value-type="string" calcext:value-type="string">
            <text:p>#test7</text:p>
          </table:table-cell>
          <table:table-cell table:number-columns-repeated="2"/>
          <table:table-cell table:style-name="ce45" office:value-type="string" calcext:value-type="string">
            <text:p>TEMPLATE_FILE_ID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2" office:value-type="string" calcext:value-type="string">
            <text:p>#test8</text:p>
          </table:table-cell>
          <table:table-cell/>
          <table:table-cell table:style-name="ce1" office:value-type="string" calcext:value-type="string">
            <text:p>The templace file</text:p>
          </table:table-cell>
          <table:table-cell table:style-name="ce49" office:value-type="string" calcext:value-type="string">
            <text:p>1PfVNQjoR1eSAZKqA2eW1WDVzF_BiGkiXKcTg3M8cLNo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2" office:value-type="string" calcext:value-type="string">
            <text:p>#test9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2" office:value-type="string" calcext:value-type="string">
            <text:p>#test1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2" office:value-type="string" calcext:value-type="string">
            <text:p>#test11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2" office:value-type="string" calcext:value-type="string">
            <text:p>#test12</text:p>
          </table:table-cell>
          <table:table-cell table:number-columns-repeated="2"/>
          <table:table-cell table:style-name="ce50" office:value-type="string" calcext:value-type="string">
            <text:p>APPLICATIO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2" office:value-type="string" calcext:value-type="string">
            <text:p>#test13</text:p>
          </table:table-cell>
          <table:table-cell table:number-columns-repeated="2"/>
          <table:table-cell table:style-name="ce51" office:value-type="string" calcext:value-type="string">
            <text:p>WDP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3" office:value-type="string" calcext:value-type="string">
            <text:p>#test14</text:p>
          </table:table-cell>
          <table:table-cell table:number-columns-repeated="1016"/>
        </table:table-row>
        <table:table-row table:style-name="ro1">
          <table:table-cell table:number-columns-repeated="10"/>
          <table:table-cell table:style-name="ce50" office:value-type="string" calcext:value-type="string">
            <text:p>APP_VERSION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51" table:formula="of:=CONCATENATE(&quot;RELEASE-&quot;;&quot;XXX&quot;)" office:value-type="string" office:string-value="RELEASE-XXX" calcext:value-type="string">
            <text:p>RELEASE-XXX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field to replace</text:p>
          </table:table-cell>
          <table:table-cell table:style-name="ce50" office:value-type="string" calcext:value-type="string">
            <text:p>DATE_FIL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52" table:formula="of:=NOW()" office:value-type="date" office:date-value="2022-10-09T16:12:18.493317" calcext:value-type="date">
            <text:p>09/10/2022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9"/>
          <table:table-cell table:style-name="ce48" office:value-type="string" calcext:value-type="string">
            <text:p>field to replace</text:p>
          </table:table-cell>
          <table:table-cell table:style-name="ce50" office:value-type="string" calcext:value-type="string">
            <text:p>DOCUMENT_VERSION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49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field to replace</text:p>
          </table:table-cell>
          <table:table-cell table:style-name="ce50" office:value-type="string" calcext:value-type="string">
            <text:p>PROJECT_NAME_OR_C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49" table:formula="of:=helper [.E44]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"/>
          <table:table-cell table:style-name="ce50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49" table:formula="of:=helper [.E43]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67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PPLICATION" table:base-cell-address="$'Feuille 1'.$A$1" table:cell-range-address="$Hidden_Backup_ConstData.$K$18"/>
          <table:named-range table:name="APP_VERSION" table:base-cell-address="$'Feuille 1'.$A$1" table:cell-range-address="$Hidden_Backup_ConstData.$K$21"/>
          <table:named-range table:name="DATE_FILE" table:base-cell-address="$'Feuille 1'.$A$1" table:cell-range-address="$Hidden_Backup_ConstData.$K$24"/>
          <table:named-range table:name="DESCRIPTION" table:base-cell-address="$'Feuille 1'.$A$1" table:cell-range-address="$Hidden_Backup_ConstData.$K$33"/>
          <table:named-range table:name="DOCUMENT_VERSION" table:base-cell-address="$'Feuille 1'.$A$1" table:cell-range-address="$Hidden_Backup_ConstData.$K$27"/>
          <table:named-range table:name="GitlabFormat" table:base-cell-address="$'Feuille 1'.$A$1" table:cell-range-address="$Hidden_Backup_ConstData.$C$4:.$C$9"/>
          <table:named-range table:name="JiraFormat" table:base-cell-address="$'Feuille 1'.$A$1" table:cell-range-address="$Hidden_Backup_ConstData.$B$4:.$B$9"/>
          <table:named-range table:name="NEW_DRIVE_DESCRIPTION" table:base-cell-address="$'Feuille 1'.$A$1" table:cell-range-address="$Hidden_Backup_ConstData.$K$10"/>
          <table:named-range table:name="NEW_DRIVE_NAME" table:base-cell-address="$'Feuille 1'.$A$1" table:cell-range-address="$Hidden_Backup_ConstData.$K$4"/>
          <table:named-range table:name="PROJECT_NAME_OR_CODE" table:base-cell-address="$'Feuille 1'.$A$1" table:cell-range-address="$Hidden_Backup_ConstData.$K$30"/>
          <table:named-range table:name="ROOT_DRIVE_ID" table:base-cell-address="$'Feuille 1'.$A$1" table:cell-range-address="$Hidden_Backup_ConstData.$K$7"/>
          <table:named-range table:name="TEMPLATE_FILE_ID" table:base-cell-address="$'Feuille 1'.$A$1" table:cell-range-address="$Hidden_Backup_ConstData.$K$13"/>
          <table:named-range table:name="TestSlot" table:base-cell-address="$'Feuille 1'.$A$1" table:cell-range-address="$Hidden_Backup_ConstData.$H$4:.$H$19"/>
          <table:named-range table:name="TypeFormat" table:base-cell-address="$'Feuille 1'.$A$1" table:cell-range-address="$Hidden_Backup_ConstData.$A$4:.$A$9"/>
          <table:named-range table:name="TypeMerge" table:base-cell-address="$'Feuille 1'.$A$1" table:cell-range-address="$Hidden_Backup_ConstData.$E$4:.$E$7"/>
          <table:named-range table:name="TypeValidation" table:base-cell-address="$'Feuille 1'.$A$1" table:cell-range-address="$Hidden_Backup_ConstData.$F$4:.$F$6"/>
        </table:named-expressions>
      </table:table>
      <table:named-expressions>
        <table:named-expression table:name="APPLICATION" table:base-cell-address="$'Feuille 1'.$A$1" table:expression="#REF!"/>
        <table:named-expression table:name="APP_VERSION" table:base-cell-address="$'Feuille 1'.$A$1" table:expression="#REF!"/>
        <table:named-expression table:name="DATE_FILE" table:base-cell-address="$'Feuille 1'.$A$1" table:expression="#REF!"/>
        <table:named-expression table:name="DESCRIPTION" table:base-cell-address="$'Feuille 1'.$A$1" table:expression="#REF!"/>
        <table:named-expression table:name="DOCUMENT_VERSION" table:base-cell-address="$'Feuille 1'.$A$1" table:expression="#REF!"/>
        <table:named-expression table:name="GitlabFormat" table:base-cell-address="$'Feuille 1'.$A$1" table:expression="#REF!"/>
        <table:named-expression table:name="JiraFormat" table:base-cell-address="$'Feuille 1'.$A$1" table:expression="#REF!"/>
        <table:named-expression table:name="NEW_DRIVE_DESCRIPTION" table:base-cell-address="$'Feuille 1'.$A$1" table:expression="#REF!"/>
        <table:named-expression table:name="NEW_DRIVE_NAME" table:base-cell-address="$'Feuille 1'.$A$1" table:expression="#REF!"/>
        <table:named-expression table:name="PROJECT_NAME_OR_CODE" table:base-cell-address="$'Feuille 1'.$A$1" table:expression="#REF!"/>
        <table:named-expression table:name="ROOT_DRIVE_ID" table:base-cell-address="$'Feuille 1'.$A$1" table:expression="#REF!"/>
        <table:named-expression table:name="StatusCompilance" table:base-cell-address="$'Feuille 1'.$A$1" table:expression="#REF!"/>
        <table:named-expression table:name="TEMPLATE_FILE_ID" table:base-cell-address="$'Feuille 1'.$A$1" table:expression="#REF!"/>
        <table:named-expression table:name="TestSlot" table:base-cell-address="$'Feuille 1'.$A$1" table:expression="#REF!"/>
        <table:named-expression table:name="TypeFormat" table:base-cell-address="$'Feuille 1'.$A$1" table:expression="#REF!"/>
        <table:named-expression table:name="TypeMerge" table:base-cell-address="$'Feuille 1'.$A$1" table:expression="#REF!"/>
        <table:named-expression table:name="TypeValidation" table:base-cell-address="$'Feuille 1'.$A$1" table:expression="#REF!"/>
      </table:named-expressions>
      <table:database-ranges>
        <table:database-range table:name="__Anonymous_Sheet_DB__1" table:target-range-address="UnitTesting_SheetTableHelper.A1:UnitTesting_SheetTableHelper.C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Testing_5f_SheetTableHelper" style:display-name="PageStyle_UnitTesting_SheetTableHelp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idden_5f_Backup_5f_Helper" style:display-name="PageStyle_Hidden_Backup_Help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idden_5f_Backup_5f_ConstData" style:display-name="PageStyle_Hidden_Backup_Const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37" meta:object-count="2"/>
    <meta:generator>LibreOfficeDev/6.0.5.2$Linux_X86_64 LibreOffice_project/</meta:generator>
  </office:meta>
</office:document-meta>
</file>